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5CompositionRecord" table:style-name="ta1">
        <table:shapes>
          <draw:frame draw:z-index="0" draw:style-name="gr1" draw:text-style-name="P1" svg:width="1561.55pt" svg:height="634.88pt" svg:x="-1.7pt" svg:y="0pt">
            <draw:object draw:notify-on-update-of-ranges="5CompositionRecord.C1:5CompositionRecord.C9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/00/0000</text:date>, <text:time style:data-style-name="N2" text:time-value="18:36:07.766119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5T18:37:05.966553028</dc:date>
    <meta:editing-duration>PT4M27S</meta:editing-duration>
    <meta:editing-cycles>4</meta:editing-cycles>
    <meta:generator>LibreOffice/6.0.7.3$Linux_X86_64 LibreOffice_project/00m0$Build-3</meta:generator>
    <meta:document-statistic meta:table-count="1" meta:cell-count="2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5.089cm" svg:height="22.398cm" xlink:href=".." xlink:type="simple" chart:class="chart:line" chart:style-name="ch1">
        <chart:legend chart:legend-position="end" svg:x="52.237cm" svg:y="10.9cm" style:legend-expansion="high" chart:style-name="ch2"/>
        <chart:plot-area chart:style-name="ch3" table:cell-range-address="5CompositionRecord.C1:5CompositionRecord.C96" svg:x="1.101cm" svg:y="0.447cm" svg:width="50.035cm" svg:height="21.504cm">
          <chartooo:coordinate-region svg:x="1.722cm" svg:y="0.646cm" svg:width="49.228cm" svg:height="20.6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5CompositionRecord.C1:5CompositionRecord.C96" chart:class="chart:line">
            <chart:data-point chart:repeated="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5CompositionRecord.C1:5CompositionRecord.C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